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252f27a"/>
    </style:style>
    <style:style style:name="T33" style:family="text">
      <style:text-properties officeooo:rsid="01f8ade2"/>
    </style:style>
    <style:style style:name="T34" style:family="text">
      <style:text-properties officeooo:rsid="01f5042b"/>
    </style:style>
    <style:style style:name="T35" style:family="text">
      <style:text-properties officeooo:rsid="01f6e63c"/>
    </style:style>
    <style:style style:name="T36" style:family="text">
      <style:text-properties officeooo:rsid="02d3dbd4"/>
    </style:style>
    <style:style style:name="T37" style:family="text">
      <style:text-properties officeooo:rsid="0252f696"/>
    </style:style>
    <style:style style:name="T38" style:family="text">
      <style:text-properties officeooo:rsid="00614ed4"/>
    </style:style>
    <style:style style:name="T39" style:family="text">
      <style:text-properties officeooo:rsid="006a5fcb"/>
    </style:style>
    <style:style style:name="T40" style:family="text">
      <style:text-properties officeooo:rsid="006c3167" style:font-size-complex="14pt"/>
    </style:style>
    <style:style style:name="T41" style:family="text">
      <style:text-properties fo:font-style="italic"/>
    </style:style>
    <style:style style:name="T42" style:family="text">
      <style:text-properties fo:font-style="italic" officeooo:rsid="006c3167" style:font-style-asian="italic" style:font-size-complex="14pt" style:font-style-complex="italic"/>
    </style:style>
    <style:style style:name="T43" style:family="text">
      <style:text-properties fo:font-style="italic" fo:font-weight="normal"/>
    </style:style>
    <style:style style:name="T44" style:family="text">
      <style:text-properties fo:language="zxx" fo:country="none"/>
    </style:style>
    <style:style style:name="T45" style:family="text">
      <style:text-properties fo:language="zxx" fo:country="none" officeooo:rsid="006a5fcb"/>
    </style:style>
    <style:style style:name="T46" style:family="text">
      <style:text-properties fo:language="zxx" fo:country="none" officeooo:rsid="003efc86"/>
    </style:style>
    <style:style style:name="T47" style:family="text">
      <style:text-properties fo:language="zxx" fo:country="none" officeooo:rsid="01e89b3b"/>
    </style:style>
    <style:style style:name="T48" style:family="text">
      <style:text-properties fo:language="zxx" fo:country="none" officeooo:rsid="0223bf2c"/>
    </style:style>
    <style:style style:name="T49" style:family="text">
      <style:text-properties fo:language="zxx" fo:country="none" fo:font-style="normal" officeooo:rsid="006c3167" style:font-style-asian="normal" style:font-size-complex="14pt" style:font-style-complex="normal"/>
    </style:style>
    <style:style style:name="T50" style:family="text">
      <style:text-properties fo:language="zxx" fo:country="none" officeooo:rsid="008e4613"/>
    </style:style>
    <style:style style:name="T51" style:family="text">
      <style:text-properties fo:language="zxx" fo:country="none" officeooo:rsid="008e66ef"/>
    </style:style>
    <style:style style:name="T52" style:family="text">
      <style:text-properties fo:language="zxx" fo:country="none" officeooo:rsid="00904c8e"/>
    </style:style>
    <style:style style:name="T53" style:family="text">
      <style:text-properties fo:language="zxx" fo:country="none" officeooo:rsid="00923c2d"/>
    </style:style>
    <style:style style:name="T54" style:family="text">
      <style:text-properties fo:language="zxx" fo:country="none" officeooo:rsid="009499a6"/>
    </style:style>
    <style:style style:name="T55" style:family="text">
      <style:text-properties fo:language="zxx" fo:country="none" officeooo:rsid="004756d3"/>
    </style:style>
    <style:style style:name="T56" style:family="text">
      <style:text-properties fo:language="zxx" fo:country="none" fo:font-style="italic" style:font-style-asian="italic" style:font-style-complex="italic"/>
    </style:style>
    <style:style style:name="T57" style:family="text">
      <style:text-properties fo:language="zxx" fo:country="none" fo:font-style="italic" officeooo:rsid="006a5fcb" style:font-style-asian="italic" style:font-style-complex="italic"/>
    </style:style>
    <style:style style:name="T58" style:family="text">
      <style:text-properties fo:language="zxx" fo:country="none" fo:font-style="italic" officeooo:rsid="008e4613" style:font-style-asian="italic" style:font-style-complex="italic"/>
    </style:style>
    <style:style style:name="T59" style:family="text">
      <style:text-properties fo:language="zxx" fo:country="none" fo:font-style="italic" officeooo:rsid="01e89b3b" style:font-style-asian="italic" style:font-style-complex="italic"/>
    </style:style>
    <style:style style:name="T60" style:family="text">
      <style:text-properties fo:language="zxx" fo:country="none" fo:font-style="italic" officeooo:rsid="0223bf2c" style:font-style-asian="italic" style:font-style-complex="italic"/>
    </style:style>
    <style:style style:name="T61" style:family="text">
      <style:text-properties fo:language="zxx" fo:country="none" fo:font-style="italic" officeooo:rsid="003efc86" style:font-style-asian="italic" style:font-style-complex="italic"/>
    </style:style>
    <style:style style:name="T62" style:family="text">
      <style:text-properties fo:language="zxx" fo:country="none" fo:font-style="italic" officeooo:rsid="004756d3" style:font-style-asian="italic" style:font-style-complex="italic"/>
    </style:style>
    <style:style style:name="T63" style:family="text">
      <style:text-properties fo:language="zxx" fo:country="none" fo:font-style="italic" officeooo:rsid="006c3167" style:font-style-asian="italic" style:font-size-complex="14pt" style:font-style-complex="italic"/>
    </style:style>
    <style:style style:name="T64" style:family="text">
      <style:text-properties fo:language="zxx" fo:country="none" officeooo:rsid="01342ee5"/>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style:font-name-asian="Times New Roman"/>
    </style:style>
    <style:style style:name="T109" style:family="text">
      <style:text-properties style:font-name="Arial1" style:font-name-complex="Arial1"/>
    </style:style>
    <style:style style:name="T110" style:family="text">
      <style:text-properties officeooo:rsid="00f503df"/>
    </style:style>
    <style:style style:name="T111" style:family="text">
      <style:text-properties officeooo:rsid="0108912a"/>
    </style:style>
    <style:style style:name="T112" style:family="text">
      <style:text-properties officeooo:rsid="0108d952"/>
    </style:style>
    <style:style style:name="T113" style:family="text">
      <style:text-properties officeooo:rsid="010ce54d"/>
    </style:style>
    <style:style style:name="T114" style:family="text">
      <style:text-properties officeooo:rsid="010f9228"/>
    </style:style>
    <style:style style:name="T115" style:family="text">
      <style:text-properties officeooo:rsid="01137044"/>
    </style:style>
    <style:style style:name="T116"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9">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11">Một lần nữa, xin <text:span text:style-name="T106">bày tỏ sự tri ân sâu sắc</text:span> <text:span text:style-name="T106">đế</text:span>n các thầy, cô và nhà trường đã luôn hỗ trợ chúng tôi trong suốt quá trình <text:span text:style-name="T110">thực hiện nghiên cứu này.</text:span></text:p>
      <text:p text:style-name="P30"><text:span text:style-name="T108"><text:s text:c="70"/></text:span><text:span text:style-name="T106">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4">[</text:span><text:span text:style-name="T56">Phạm Hương 2016</text:span><text:span text:style-name="T44">].</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8">Tổng quát tình trạ</text:span>ng không khí ở dựa trên PM2.5 trong tuần từ <text:span text:style-name="T103">03/12 tới 10/12</text:span></text:p>
      <text:p text:style-name="P60"><text:span text:style-name="T104">(dữ liệu trung bình 60 phút) </text:span><text:span text:style-name="T105">(nguồn: </text:span><text:a xlink:type="simple" xlink:href="http://aqivn.org/" text:style-name="Internet_20_link" text:visited-style-name="Visited_20_Internet_20_Link"><text:span text:style-name="T105">http://aqivn.org</text:span></text:a><text:span text:style-name="T105">)</text:span></text:p>
      <text:p text:style-name="P53">Theo <text:reference-mark-start text:name="JR_cite_1_Kampa_2008"/><text:span text:style-name="T56">Kampa &amp; Castanas 2008</text:span><text:reference-mark-end text:name="JR_cite_1_Kampa_2008"/><text:span text:style-name="T38">,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6">(PM 10, PM2.5, ...)</text:span></text:p>
        </text:list-item>
        <text:list-item>
          <text:p text:style-name="P54">Kim loại nặng</text:p>
        </text:list-item>
        <text:list-item>
          <text:p text:style-name="P55">Các chất ô nhiễm hữu cơ <text:span text:style-name="T99">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39">nồng độ từ 0.5 tới 1.0 ppm trong thời gian ngắn (&lt;3 phút) có thể gây co thắt phế quản </text:span><text:reference-mark-start text:name="JR_cite_1_Balmes_1987"/><text:span text:style-name="T45">[</text:span><text:span text:style-name="T57">Balmes, Fine &amp; Sheppard 1987</text:span><text:span text:style-name="T45">]</text:span><text:reference-mark-end text:name="JR_cite_1_Balmes_1987"/><text:span text:style-name="T39"> </text:span></text:p>
        </text:list-item>
        <text:list-item>
          <text:p text:style-name="P43"><text:soft-page-break/><text:span text:style-name="T40">Nồng độ tăng dần lượng NO</text:span><text:span text:style-name="T7">X</text:span><text:span text:style-name="T40"> trong máu có liên quan tới việc gia tăng số lần nhập viện do hen suyễn</text:span><text:span text:style-name="T42"> </text:span><text:reference-mark-start text:name="JR_cite_1_Bernstein_2004"/><text:span text:style-name="T49">[</text:span><text:span text:style-name="T63">Bernstein et al. 2004</text:span><text:span text:style-name="T49">]</text:span><text:reference-mark-end text:name="JR_cite_1_Bernstein_2004"/><text:span text:style-name="T81"> </text:span></text:p>
        </text:list-item>
        <text:list-item>
          <text:p text:style-name="P63">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0">[</text:span><text:span text:style-name="T58">Prockop &amp; Chichkova 2007</text:span><text:span text:style-name="T50">]</text:span><text:reference-mark-end text:name="JR_cite_1_Prockop_2007"/><text:span text:style-name="T50">. </text:span><text:reference-mark-start text:name="JR_cite_2_henz2005prospective"/><text:span text:style-name="T58">Henz and Maeder [2005]</text:span><text:reference-mark-end text:name="JR_cite_2_henz2005prospective"/><text:span text:style-name="T50"> </text:span><text:span text:style-name="T51"><text:s/></text:span><text:span text:style-name="T52">đã </text:span><text:span text:style-name="T54">tiến hành </text:span><text:span text:style-name="T53">nghiên cứu một trường hợp 38 người lính Thụy Sĩ vô tình bị ngộ độc khí CO, và chỉ ra rằng sau vụ tai nạn </text:span><text:span text:style-name="T64">2 tuần</text:span><text:span text:style-name="T53">, 34% trong số họ mắc các triệu chứng đau ngực.</text:span></text:p>
        </text:list-item>
      </text:list>
      <text:p text:style-name="P44"><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45"><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182125921180352"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66"><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5011435350471705117" text:style-name="L4">
        <text:list-item>
          <text:p text:style-name="P67"><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69"><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71"><text:span text:style-name="T68">Cả hai dự án này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này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124945387471"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0">một </text:span>hệ thống với cấu trúc như <text:span text:style-name="T111">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1">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5">-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6">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7">(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4">[</text:span><text:span text:style-name="T56">Henan Hanwei Electronics Co. Ltd. 2016</text:span><text:span text:style-name="T44">]</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7">[</text:span><text:span text:style-name="T59">SHARP Corporation 2006</text:span><text:span text:style-name="T47">]</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8">[</text:span><text:span text:style-name="T60">Henan Hanwei Electronics Co. Ltd. 2016</text:span><text:span text:style-name="T48">]</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1">và sử dụng nền tảng Flask.</text:span></text:p>
      <text:p text:style-name="P85">Về cơ sở dữ liệu, chúng tôi sử dụng hệ cơ sở dữ liệu MariaDB.</text:p>
      <text:p text:style-name="P85">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2">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2">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3">(dựa trên Google Maps) </text:span>và biểu mẫu, <text:span text:style-name="T34">người dùng có thể chọn thời gian mà biểu mẫu biểu diễn. Sử dụng thư viện Socket.IO, thông tin cũng sẽ được cập nhật theo thời gian thực.</text:span></text:p>
        </text:list-item>
      </text:list>
      <text:p text:style-name="P42"/>
      <text:list xml:id="list182124732922793" text:continue-numbering="true" text:style-name="L16">
        <text:list-item>
          <text:p text:style-name="P98">Cho phép người dùng tạo tài khoản để phục vụ nhiều mục đích khác nhau, <text:span text:style-name="T35">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6">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5">cơ</text:span> <text:span text:style-name="T37">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6">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1">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2">Giới thiệu và </text:span>Tổng quan nghiên cứu, đã có hai nghiên cứu được thực hiện trước đây về đề tài này:</text:p>
      <text:list xml:id="list182124964572046" text:continue-list="list5011435350471705117" text:style-name="L4">
        <text:list-item>
          <text:p text:style-name="P68"><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70"><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93"><text:span text:style-name="T68">Khi so sánh nghiên cứu này với hai nghiên cứu trên, mặc dù</text:span><text:span text:style-name="T80">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2">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3">le có khả năng giao tiếp qua mạng di động như SIM900A</text:span>, chúng ta có thể gửi thông tin qua Interne<text:span text:style-name="T114">t sử dụng công nghệ như GPRS hay HSPA</text:span>. Khi xét về mức độ phủ sóng, GPRS có lợi thế hơn vì GPRS sử dụng hạ tầng mạng <text:span text:style-name="T114">2G có mức độ phủ sóng rộng hơn so với HSPA sử dụng hạ tầng mạng 3G. Về tốc độ, GPRS chậm hơn HSPA nhiều lần </text:span><text:soft-page-break/><text:span text:style-name="T114">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4">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4">[</text:span><text:span text:style-name="T56">Libelium Comunicaciones Distribuidas 2016a</text:span><text:span text:style-name="T44">]</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6">[</text:span><text:span text:style-name="T61">Libelium Comunicaciones Distribuidas 2016b</text:span><text:span text:style-name="T46">]</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5">[</text:span><text:span text:style-name="T62">Nordic Semiconductor 2007</text:span><text:span text:style-name="T55">]</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5">[</text:span><text:span text:style-name="T62">arduino-info </text:span><text:span text:style-name="T55">]</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9">NO</text:span><text:span text:style-name="T8">2</text:span><text:span text:style-name="T89"> và O</text:span><text:span text:style-name="T8">3</text:span><text:span text:style-name="T89">. Các cảm biến này không phổ biến bằng ở Việt Nam, do vậy các cảm biến này có giá khá đắt và không có sẵn ở Việt Nam mà phải đặt hàng từ nước ngoài.</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6">.</text:span> <text:span text:style-name="T106">V</text:span>ì vậy<text:span text:style-name="T106">,</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6">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1">RF24L01 2.4GHz Radio/Wireless Transceivers How-To</text:span>, <text:s/>.</text:p>
        <text:p text:style-name="P96">Balmes, J. R.; Fine, J. M. and Sheppard, D.<text:span text:style-name="T65"> (</text:span>1987<text:span text:style-name="T65">). </text:span><text:span text:style-name="T43">Symptomatic Bronchoconstriction after Short-Term Inhalation of Sulfur Dioxide</text:span><text:span text:style-name="T65">, American Review of Respiratory Disease 136 : 1117-1121.</text:span></text:p>
        <text:p text:style-name="P96">Bernstein, J. A.; Alexis, N.; Barnes, C.; Bernstein, I. L.; Nel, A.; Peden, D.; Diaz-Sanchez, D.; Tarlo, S. M.; Williams, P. B. and Bernstein, J. A.<text:span text:style-name="T65"> (</text:span>2004<text:span text:style-name="T65">). </text:span><text:span text:style-name="T43">Health effects of air pollution</text:span><text:span text:style-name="T65">, Journal of Allergy and Clinical Immunology 114 : 1116-1123.</text:span></text:p>
        <text:p text:style-name="P95">SHARP Corporation (<text:span text:style-name="T66">2006</text:span>). <text:span text:style-name="T41">GP2Y1010AU0F: Compact Optical Dust Sensor</text:span>, <text:s/>.</text:p>
        <text:p text:style-name="P96">Henz, S. and Maeder, M.<text:span text:style-name="T65"> (</text:span>2005<text:span text:style-name="T65">). </text:span><text:span text:style-name="T43">Prospective study of accidental carbon monoxide poisoning in 38 Swiss soldiers</text:span><text:span text:style-name="T65">, Swiss medical weekly 135 : 398.</text:span></text:p>
        <text:p text:style-name="P96">Phạm Hương<text:span text:style-name="T65"> (</text:span>2016<text:span text:style-name="T65">). </text:span><text:span text:style-name="T43">Ô nhiễm không khí ở đô thị lớn gia tăng</text:span><text:span text:style-name="T65">, <text:s/>.</text:span></text:p>
        <text:p text:style-name="P96">Kampa, M. and Castanas, E.<text:span text:style-name="T65"> (</text:span>2008<text:span text:style-name="T65">). </text:span><text:span text:style-name="T43">Human health effects of air pollution</text:span><text:span text:style-name="T65">, Environmental Pollution 151 : 362-367.</text:span></text:p>
        <text:p text:style-name="P95">Libelium Comunicaciones Distribuidas, S.L. (<text:span text:style-name="T66">2016b</text:span>). <text:span text:style-name="T41">Extreme Range Links: LoRa 868 / 900MHz SX1272 LoRa module for Arduino Waspmote and Raspberry Pi</text:span>, <text:s/>.</text:p>
        <text:p text:style-name="P95">Libelium Comunicaciones Distribuidas, S.L. (<text:span text:style-name="T66">2016a</text:span>). <text:span text:style-name="T41">Waspmote-LoRa-868MHz_915MHz-SX1272 Networking Guide</text:span>, <text:s/>.</text:p>
        <text:p text:style-name="P95">Henan Hanwei Electronics Co. Ltd. (<text:span text:style-name="T66">2016</text:span>). <text:span text:style-name="T41">MQ-9 Semiconductor Sensor for CO/Combustible Gas</text:span>, <text:s/>.</text:p>
        <text:p text:style-name="P96">Prockop, L. D. and Chichkova, R. I.<text:span text:style-name="T65"> (</text:span>2007<text:span text:style-name="T65">). </text:span><text:span text:style-name="T43">Carbon monoxide intoxication: An updated review</text:span><text:span text:style-name="T65">, Journal of the Neurological Sciences 262 : 122-130.</text:span></text:p>
        <text:p text:style-name="P95">Nordic Semiconductor (<text:span text:style-name="T66">2007</text:span>). <text:span text:style-name="T41">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37</meta:editing-cycles>
    <meta:creation-date>2016-10-28T03:04:00</meta:creation-date>
    <dc:date>2016-12-11T18:21:23.931909847</dc:date>
    <meta:editing-duration>PT22H44M27S</meta:editing-duration>
    <meta:generator>LibreOffice/5.2.3.3$Linux_X86_64 LibreOffice_project/20m0$Build-3</meta:generator>
    <meta:document-statistic meta:table-count="0" meta:image-count="7" meta:object-count="0" meta:page-count="18" meta:paragraph-count="185" meta:word-count="4480" meta:character-count="20646" meta:non-whitespace-character-count="163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